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text:span>We can use this widget when we need to select one option from the list.</text:span></text:p>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
                                            <text:list xml:id="list_Dropdown (Dashboard)6" text:continue-numbering="true" text:continue-list="list_Dropdow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7" text:continue-numbering="true" text:continue-list="list_Dropdow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Dropdown (Dashboard)8" text:continue-numbering="true" text:continue-list="list_Dropdow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Dropdown (Dashboard)9" text:continue-numbering="true" text:continue-list="list_Dropdow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Dropdown (Dashboard)10" text:continue-numbering="true" text:continue-list="list_Dropdow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Dropdown (Dashboard)11" text:continue-numbering="true" text:continue-list="list_Dropdow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Dropdown (Dashboard)12" text:continue-numbering="true" text:continue-list="list_Dropdow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Dropdown (Dashboard)13" text:continue-numbering="true" text:continue-list="list_Dropdow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Dropdown (Dashboard)14" text:continue-numbering="true" text:continue-list="list_Dropdow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5" text:continue-numbering="true" text:continue-list="list_Dropdow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Dashboard)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18" text:continue-numbering="true" text:continue-list="list_Dropdown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Dropdown (Dashboard)19" text:continue-numbering="true" text:continue-list="list_Dropdown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Dropdown (Dashboard)20" text:continue-numbering="true" text:continue-list="list_Dropdown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